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'16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6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8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6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9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8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4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5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8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9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1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7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2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0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0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7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5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6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5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1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8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6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8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6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1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3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4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4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31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98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25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8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49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10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74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41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13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.03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5.83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.76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69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46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26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05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80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56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33</text:p>
          </table:table-cell>
          <table:table-cell office:value-type="float" office:value="971" calcext:value-type="float">
            <text:p>971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24</text:p>
          </table:table-cell>
          <table:table-cell office:value-type="float" office:value="994" calcext:value-type="float">
            <text:p>994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11</text:p>
          </table:table-cell>
          <table:table-cell office:value-type="float" office:value="1010" calcext:value-type="float">
            <text:p>101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5.96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7.8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81</text:p>
          </table:table-cell>
          <table:table-cell office:value-type="float" office:value="1049" calcext:value-type="float">
            <text:p>104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73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3.57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5.22</text:p>
          </table:table-cell>
          <table:table-cell office:value-type="float" office:value="1086" calcext:value-type="float">
            <text:p>1086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91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8.73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61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.34</text:p>
          </table:table-cell>
          <table:table-cell office:value-type="float" office:value="1164" calcext:value-type="float">
            <text:p>116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92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5.71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7.44</text:p>
          </table:table-cell>
          <table:table-cell office:value-type="float" office:value="1202" calcext:value-type="float">
            <text:p>120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.29</text:p>
          </table:table-cell>
          <table:table-cell office:value-type="float" office:value="1222" calcext:value-type="float">
            <text:p>122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.86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2.75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4.40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6.21</text:p>
          </table:table-cell>
          <table:table-cell office:value-type="float" office:value="1279" calcext:value-type="float">
            <text:p>127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7.85</text:p>
          </table:table-cell>
          <table:table-cell office:value-type="float" office:value="1297" calcext:value-type="float">
            <text:p>129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63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59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51</text:p>
          </table:table-cell>
          <table:table-cell office:value-type="float" office:value="1335" calcext:value-type="float">
            <text:p>13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36</text:p>
          </table:table-cell>
          <table:table-cell office:value-type="float" office:value="1353" calcext:value-type="float">
            <text:p>135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40</text:p>
          </table:table-cell>
          <table:table-cell office:value-type="float" office:value="1370" calcext:value-type="float">
            <text:p>137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42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34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30</text:p>
          </table:table-cell>
          <table:table-cell office:value-type="float" office:value="1408" calcext:value-type="float">
            <text:p>140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32</text:p>
          </table:table-cell>
          <table:table-cell office:value-type="float" office:value="1426" calcext:value-type="float">
            <text:p>14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94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27</text:p>
          </table:table-cell>
          <table:table-cell office:value-type="float" office:value="1463" calcext:value-type="float">
            <text:p>14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3</text:p>
          </table:table-cell>
          <table:table-cell office:value-type="float" office:value="1463" calcext:value-type="float">
            <text:p>14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00</text:p>
          </table:table-cell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5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1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12</text:p>
          </table:table-cell>
          <table:table-cell office:value-type="float" office:value="1545" calcext:value-type="float">
            <text:p>154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21</text:p>
          </table:table-cell>
          <table:table-cell office:value-type="float" office:value="1545" calcext:value-type="float">
            <text:p>154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31</text:p>
          </table:table-cell>
          <table:table-cell office:value-type="float" office:value="1562" calcext:value-type="float">
            <text:p>156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31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2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1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2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0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1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4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3</text:p>
          </table:table-cell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4</text:p>
          </table:table-cell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1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9</text:p>
          </table:table-cell>
          <table:table-cell office:value-type="float" office:value="1732" calcext:value-type="float">
            <text:p>1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25</text:p>
          </table:table-cell>
          <table:table-cell office:value-type="float" office:value="1756" calcext:value-type="float">
            <text:p>1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15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01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94</text:p>
          </table:table-cell>
          <table:table-cell office:value-type="float" office:value="1794" calcext:value-type="float">
            <text:p>17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9</text:p>
          </table:table-cell>
          <table:table-cell office:value-type="float" office:value="1812" calcext:value-type="float">
            <text:p>18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5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01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17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27</text:p>
          </table:table-cell>
          <table:table-cell office:value-type="float" office:value="1869" calcext:value-type="float">
            <text:p>1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5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0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6</text:p>
          </table:table-cell>
          <table:table-cell office:value-type="float" office:value="1928" calcext:value-type="float">
            <text:p>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2</text:p>
          </table:table-cell>
          <table:table-cell office:value-type="float" office:value="1928" calcext:value-type="float">
            <text:p>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0</text:p>
          </table:table-cell>
          <table:table-cell office:value-type="float" office:value="1947" calcext:value-type="float">
            <text:p>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1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4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7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6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8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7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2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3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9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7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6</text:p>
          </table:table-cell>
          <table:table-cell office:value-type="float" office:value="2138" calcext:value-type="float">
            <text:p>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1</text:p>
          </table:table-cell>
          <table:table-cell office:value-type="float" office:value="2159" calcext:value-type="float">
            <text:p>2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9</text:p>
          </table:table-cell>
          <table:table-cell office:value-type="float" office:value="2159" calcext:value-type="float">
            <text:p>2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2</text:p>
          </table:table-cell>
          <table:table-cell office:value-type="float" office:value="2176" calcext:value-type="float">
            <text:p>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0</text:p>
          </table:table-cell>
          <table:table-cell office:value-type="float" office:value="2192" calcext:value-type="float">
            <text:p>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8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3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4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5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9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0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0</text:p>
          </table:table-cell>
          <table:table-cell office:value-type="float" office:value="2308" calcext:value-type="float">
            <text:p>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4</text:p>
          </table:table-cell>
          <table:table-cell office:value-type="float" office:value="2308" calcext:value-type="float">
            <text:p>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6</text:p>
          </table:table-cell>
          <table:table-cell office:value-type="float" office:value="2326" calcext:value-type="float">
            <text:p>2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898" calcext:value-type="float">
            <text:p>89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3</text:p>
          </table:table-cell>
          <table:table-cell office:value-type="float" office:value="2341" calcext:value-type="float">
            <text:p>2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25</text:p>
          </table:table-cell>
          <table:table-cell office:value-type="float" office:value="2361" calcext:value-type="float">
            <text:p>23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25</text:p>
          </table:table-cell>
          <table:table-cell office:value-type="float" office:value="2379" calcext:value-type="float">
            <text:p>23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29</text:p>
          </table:table-cell>
          <table:table-cell office:value-type="float" office:value="2379" calcext:value-type="float">
            <text:p>23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34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59</text:p>
          </table:table-cell>
          <table:table-cell office:value-type="float" office:value="2398" calcext:value-type="float">
            <text:p>239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34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1.73</text:p>
          </table:table-cell>
          <table:table-cell office:value-type="float" office:value="2416" calcext:value-type="float">
            <text:p>241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32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3.44</text:p>
          </table:table-cell>
          <table:table-cell office:value-type="float" office:value="2435" calcext:value-type="float">
            <text:p>24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28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5.71</text:p>
          </table:table-cell>
          <table:table-cell office:value-type="float" office:value="2458" calcext:value-type="float">
            <text:p>245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28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7.73</text:p>
          </table:table-cell>
          <table:table-cell office:value-type="float" office:value="2458" calcext:value-type="float">
            <text:p>245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24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9.75</text:p>
          </table:table-cell>
          <table:table-cell office:value-type="float" office:value="2478" calcext:value-type="float">
            <text:p>24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24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.46</text:p>
          </table:table-cell>
          <table:table-cell office:value-type="float" office:value="2499" calcext:value-type="float">
            <text:p>24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26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3.28</text:p>
          </table:table-cell>
          <table:table-cell office:value-type="float" office:value="2518" calcext:value-type="float">
            <text:p>25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21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4.95</text:p>
          </table:table-cell>
          <table:table-cell office:value-type="float" office:value="2535" calcext:value-type="float">
            <text:p>25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21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6.74</text:p>
          </table:table-cell>
          <table:table-cell office:value-type="float" office:value="2535" calcext:value-type="float">
            <text:p>25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8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8.55</text:p>
          </table:table-cell>
          <table:table-cell office:value-type="float" office:value="2555" calcext:value-type="float">
            <text:p>25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8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37</text:p>
          </table:table-cell>
          <table:table-cell office:value-type="float" office:value="2573" calcext:value-type="float">
            <text:p>257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</text:p>
          </table:table-cell>
          <table:table-cell office:value-type="float" office:value="53" calcext:value-type="float">
            <text:p>53</text:p>
          </table:table-cell>
          <table:table-cell office:value-type="float" office:value="178" calcext:value-type="float">
            <text:p>178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2.22</text:p>
          </table:table-cell>
          <table:table-cell office:value-type="float" office:value="2593" calcext:value-type="float">
            <text:p>259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4.00</text:p>
          </table:table-cell>
          <table:table-cell office:value-type="float" office:value="2611" calcext:value-type="float">
            <text:p>26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77</text:p>
          </table:table-cell>
          <table:table-cell office:value-type="float" office:value="2611" calcext:value-type="float">
            <text:p>26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7.50</text:p>
          </table:table-cell>
          <table:table-cell office:value-type="float" office:value="2629" calcext:value-type="float">
            <text:p>2629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04</text:p>
          </table:table-cell>
          <table:table-cell office:value-type="float" office:value="2645" calcext:value-type="float">
            <text:p>2645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.81</text:p>
          </table:table-cell>
          <table:table-cell office:value-type="float" office:value="2666" calcext:value-type="float">
            <text:p>266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70</text:p>
          </table:table-cell>
          <table:table-cell office:value-type="float" office:value="2687" calcext:value-type="float">
            <text:p>268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4.47</text:p>
          </table:table-cell>
          <table:table-cell office:value-type="float" office:value="2687" calcext:value-type="float">
            <text:p>268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5.60</text:p>
          </table:table-cell>
          <table:table-cell office:value-type="float" office:value="2706" calcext:value-type="float">
            <text:p>270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4.78</text:p>
          </table:table-cell>
          <table:table-cell office:value-type="float" office:value="2724" calcext:value-type="float">
            <text:p>272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95</text:p>
          </table:table-cell>
          <table:table-cell office:value-type="float" office:value="2734" calcext:value-type="float">
            <text:p>273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1.35</text:p>
          </table:table-cell>
          <table:table-cell office:value-type="float" office:value="2742" calcext:value-type="float">
            <text:p>274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91</text:p>
          </table:table-cell>
          <table:table-cell office:value-type="float" office:value="2742" calcext:value-type="float">
            <text:p>274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33</text:p>
          </table:table-cell>
          <table:table-cell office:value-type="float" office:value="2753" calcext:value-type="float">
            <text:p>275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8.93</text:p>
          </table:table-cell>
          <table:table-cell office:value-type="float" office:value="2766" calcext:value-type="float">
            <text:p>2766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8.04</text:p>
          </table:table-cell>
          <table:table-cell office:value-type="float" office:value="2782" calcext:value-type="float">
            <text:p>278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6.90</text:p>
          </table:table-cell>
          <table:table-cell office:value-type="float" office:value="2796" calcext:value-type="float">
            <text:p>2796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81</text:p>
          </table:table-cell>
          <table:table-cell office:value-type="float" office:value="2796" calcext:value-type="float">
            <text:p>27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4.90</text:p>
          </table:table-cell>
          <table:table-cell office:value-type="float" office:value="2806" calcext:value-type="float">
            <text:p>280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4.02</text:p>
          </table:table-cell>
          <table:table-cell office:value-type="float" office:value="2817" calcext:value-type="float">
            <text:p>28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3.06</text:p>
          </table:table-cell>
          <table:table-cell office:value-type="float" office:value="2830" calcext:value-type="float">
            <text:p>283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2.04</text:p>
          </table:table-cell>
          <table:table-cell office:value-type="float" office:value="2842" calcext:value-type="float">
            <text:p>284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1.01</text:p>
          </table:table-cell>
          <table:table-cell office:value-type="float" office:value="2842" calcext:value-type="float">
            <text:p>284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00</text:p>
          </table:table-cell>
          <table:table-cell office:value-type="float" office:value="2860" calcext:value-type="float">
            <text:p>286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9.05</text:p>
          </table:table-cell>
          <table:table-cell office:value-type="float" office:value="2874" calcext:value-type="float">
            <text:p>28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7.98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7.07</text:p>
          </table:table-cell>
          <table:table-cell office:value-type="float" office:value="2899" calcext:value-type="float">
            <text:p>28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6.06</text:p>
          </table:table-cell>
          <table:table-cell office:value-type="float" office:value="2899" calcext:value-type="float">
            <text:p>28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5.09</text:p>
          </table:table-cell>
          <table:table-cell office:value-type="float" office:value="2913" calcext:value-type="float">
            <text:p>29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3.95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2.89</text:p>
          </table:table-cell>
          <table:table-cell office:value-type="float" office:value="2945" calcext:value-type="float">
            <text:p>294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.79</text:p>
          </table:table-cell>
          <table:table-cell office:value-type="float" office:value="2960" calcext:value-type="float">
            <text:p>296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71</text:p>
          </table:table-cell>
          <table:table-cell office:value-type="float" office:value="2960" calcext:value-type="float">
            <text:p>296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9.59</text:p>
          </table:table-cell>
          <table:table-cell office:value-type="float" office:value="2976" calcext:value-type="float">
            <text:p>297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8.55</text:p>
          </table:table-cell>
          <table:table-cell office:value-type="float" office:value="2994" calcext:value-type="float">
            <text:p>29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7.42</text:p>
          </table:table-cell>
          <table:table-cell office:value-type="float" office:value="3007" calcext:value-type="float">
            <text:p>300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6.38</text:p>
          </table:table-cell>
          <table:table-cell office:value-type="float" office:value="3021" calcext:value-type="float">
            <text:p>30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5.39</text:p>
          </table:table-cell>
          <table:table-cell office:value-type="float" office:value="3021" calcext:value-type="float">
            <text:p>30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4.31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1:09:55.956000000</meta:creation-date>
    <dc:date>2022-06-23T11:13:20.967000000</dc:date>
    <meta:editing-duration>PT3M25S</meta:editing-duration>
    <meta:editing-cycles>1</meta:editing-cycles>
    <meta:document-statistic meta:table-count="1" meta:cell-count="2398" meta:object-count="0"/>
    <meta:generator>LibreOffice/7.2.7.2$Windows_X86_64 LibreOffice_project/8d71d29d553c0f7dcbfa38fbfda25ee34cce99a2</meta:generator>
  </office:meta>
</office:document-meta>
</file>